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812" officeooo:paragraph-rsid="00137812"/>
    </style:style>
    <style:style style:name="T1" style:family="text">
      <style:text-properties officeooo:rsid="0014e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swer 1</text:span><text:line-break/><text:line-break/>The executable takes in an integer as input. Only if the input matches the password will it continue, otherwise it will ask you to try again.<text:line-break/>I’d initally thought we were supposed to find what the password is and spent a lot of time doing so before asking if there’s an issue with the file. Hence, the late submission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0:47:12.612158150</meta:creation-date>
    <dc:date>2017-08-08T20:50:53.566953095</dc:date>
    <meta:editing-duration>PT3M4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61" meta:character-count="329" meta:non-whitespace-character-count="266"/>
  </office:meta>
</office:document-meta>
</file>